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Arial" fo:font-weight="bold" officeooo:rsid="001a3616" officeooo:paragraph-rsid="001a3616" style:font-weight-asian="bold" style:font-weight-complex="bold"/>
    </style:style>
    <style:style style:name="P2" style:family="paragraph" style:parent-style-name="Text_20_body">
      <style:paragraph-properties fo:text-align="start" style:justify-single-word="false"/>
      <style:text-properties style:font-name="Times New Roman" fo:font-size="11pt" fo:font-weight="normal" officeooo:rsid="001a3616" officeooo:paragraph-rsid="001a3616" style:font-size-asian="11pt" style:font-weight-asian="normal" style:font-size-complex="11pt" style:font-weight-complex="normal"/>
    </style:style>
    <style:style style:name="P3" style:family="paragraph" style:parent-style-name="Text_20_body">
      <style:paragraph-properties fo:text-align="start" style:justify-single-word="false"/>
      <style:text-properties style:font-name="Times New Roman" fo:font-size="11pt" fo:font-weight="normal" officeooo:rsid="001c35ec" officeooo:paragraph-rsid="001c35ec" style:font-size-asian="11pt" style:font-weight-asian="normal" style:font-size-complex="11pt" style:font-weight-complex="normal"/>
    </style:style>
    <style:style style:name="P4" style:family="paragraph" style:parent-style-name="Table_20_Contents">
      <style:text-properties style:font-name="Times New Roman" fo:font-size="11pt" officeooo:paragraph-rsid="002297fa" style:font-size-asian="11pt" style:font-size-complex="11pt"/>
    </style:style>
    <style:style style:name="P5" style:family="paragraph" style:parent-style-name="Table_20_Contents">
      <style:text-properties fo:color="#000000" loext:opacity="100%" style:font-name="Times New Roman" fo:font-size="11pt" officeooo:rsid="001a3616" officeooo:paragraph-rsid="001e30b7" style:font-size-asian="11pt" style:font-size-complex="11pt"/>
    </style:style>
    <style:style style:name="P6" style:family="paragraph" style:parent-style-name="Table_20_Contents">
      <style:text-properties style:font-name="Times New Roman" fo:font-size="11pt" officeooo:rsid="001a3616" officeooo:paragraph-rsid="001e30b7" style:font-size-asian="11pt" style:font-size-complex="11pt"/>
    </style:style>
    <style:style style:name="P7" style:family="paragraph" style:parent-style-name="Table_20_Contents">
      <style:text-properties style:font-name="Times New Roman" fo:font-size="11pt" fo:font-weight="normal" officeooo:rsid="001e30b7" officeooo:paragraph-rsid="001e30b7" style:font-size-asian="11pt" style:font-weight-asian="normal" style:font-size-complex="11pt" style:font-weight-complex="normal"/>
    </style:style>
    <style:style style:name="P8" style:family="paragraph" style:parent-style-name="Table_20_Contents">
      <style:text-properties style:font-name="Times New Roman" fo:font-size="11pt" officeooo:paragraph-rsid="001e30b7" style:font-size-asian="11pt" style:font-size-complex="11pt"/>
    </style:style>
    <style:style style:name="P9" style:family="paragraph" style:parent-style-name="Table_20_Contents">
      <style:text-properties style:font-name="Times New Roman" fo:font-size="11pt" style:text-underline-style="solid" style:text-underline-width="auto" style:text-underline-color="font-color" officeooo:paragraph-rsid="001e30b7" style:font-size-asian="11pt" style:font-size-complex="11pt"/>
    </style:style>
    <style:style style:name="P10" style:family="paragraph">
      <style:paragraph-properties fo:text-align="center"/>
    </style:style>
    <style:style style:name="P11" style:family="paragraph" style:parent-style-name="Text_20_body">
      <style:paragraph-properties fo:text-align="start" style:justify-single-word="false"/>
      <style:text-properties style:font-name="Times New Roman" fo:font-size="11pt" fo:font-weight="normal" officeooo:rsid="001c35ec" officeooo:paragraph-rsid="00282948" style:font-size-asian="11pt" style:font-weight-asian="normal" style:font-size-complex="11pt" style:font-weight-complex="normal"/>
    </style:style>
    <style:style style:name="P12" style:family="paragraph" style:parent-style-name="Table_20_Contents">
      <style:text-properties officeooo:paragraph-rsid="00282948"/>
    </style:style>
    <style:style style:name="P13" style:family="paragraph" style:parent-style-name="Table_20_Contents">
      <style:text-properties fo:color="#000000" loext:opacity="100%" style:font-name="Times New Roman" fo:font-size="11pt" officeooo:rsid="001a3616" officeooo:paragraph-rsid="00282948" style:font-size-asian="11pt" style:font-size-complex="11pt"/>
    </style:style>
    <style:style style:name="P14" style:family="paragraph" style:parent-style-name="Table_20_Contents">
      <style:text-properties style:font-name="Times New Roman" fo:font-size="11pt" officeooo:rsid="001a3616" officeooo:paragraph-rsid="00282948" style:font-size-asian="11pt" style:font-size-complex="11pt"/>
    </style:style>
    <style:style style:name="P15" style:family="paragraph" style:parent-style-name="Table_20_Contents">
      <style:text-properties style:font-name="Times New Roman" fo:font-size="11pt" fo:font-weight="normal" officeooo:rsid="001e30b7" officeooo:paragraph-rsid="00282948" style:font-size-asian="11pt" style:font-weight-asian="normal" style:font-size-complex="11pt" style:font-weight-complex="normal"/>
    </style:style>
    <style:style style:name="P16" style:family="paragraph" style:parent-style-name="Table_20_Contents">
      <style:text-properties fo:color="#000000" loext:opacity="100%" style:font-name="Times New Roman" fo:font-size="11pt" officeooo:paragraph-rsid="00282948" style:font-size-asian="11pt" style:font-size-complex="11pt"/>
    </style:style>
    <style:style style:name="P17" style:family="paragraph" style:parent-style-name="Table_20_Contents">
      <style:paragraph-properties fo:text-align="center" style:justify-single-word="false"/>
      <style:text-properties fo:color="#000000" loext:opacity="100%" style:font-name="Times New Roman" fo:font-size="11pt" officeooo:rsid="00293906" officeooo:paragraph-rsid="00293906" style:font-size-asian="11pt" style:font-size-complex="11pt"/>
    </style:style>
    <style:style style:name="P18" style:family="paragraph" style:parent-style-name="Table_20_Contents" style:list-style-name="L1">
      <style:paragraph-properties fo:text-align="start" style:justify-single-word="false"/>
      <style:text-properties fo:color="#000000" loext:opacity="100%" style:font-name="Times New Roman" fo:font-size="11pt" officeooo:rsid="00293906" officeooo:paragraph-rsid="00293906" style:font-size-asian="11pt" style:font-size-complex="11pt"/>
    </style:style>
    <style:style style:name="P19" style:family="paragraph" style:parent-style-name="Standard">
      <style:text-properties fo:font-size="11pt" officeooo:rsid="001e30b7" officeooo:paragraph-rsid="001e30b7" style:font-size-asian="11pt" style:font-size-complex="11pt"/>
    </style:style>
    <style:style style:name="P20" style:family="paragraph" style:parent-style-name="Standard">
      <style:paragraph-properties fo:text-align="center" style:justify-single-word="false"/>
      <style:text-properties fo:font-size="11pt" fo:font-weight="bold" officeooo:rsid="002ee154" officeooo:paragraph-rsid="002ee154" style:font-size-asian="11pt" style:font-weight-asian="bold" style:font-size-complex="11pt" style:font-weight-complex="bold"/>
    </style:style>
    <style:style style:name="P21" style:family="paragraph" style:parent-style-name="Text_20_body">
      <style:paragraph-properties fo:text-align="start" style:justify-single-word="false"/>
      <style:text-properties style:font-name="Times New Roman" fo:font-size="11pt" fo:font-weight="normal" officeooo:rsid="001c35ec" officeooo:paragraph-rsid="002ee154" style:font-size-asian="11pt" style:font-weight-asian="normal" style:font-size-complex="11pt" style:font-weight-complex="normal"/>
    </style:style>
    <style:style style:name="P22" style:family="paragraph" style:parent-style-name="Table_20_Contents">
      <style:text-properties officeooo:paragraph-rsid="002ee154"/>
    </style:style>
    <style:style style:name="P23" style:family="paragraph" style:parent-style-name="Table_20_Contents">
      <style:text-properties fo:color="#000000" loext:opacity="100%" style:font-name="Times New Roman" fo:font-size="11pt" officeooo:rsid="001a3616" officeooo:paragraph-rsid="002ee154" style:font-size-asian="11pt" style:font-size-complex="11pt"/>
    </style:style>
    <style:style style:name="P24" style:family="paragraph" style:parent-style-name="Table_20_Contents">
      <style:text-properties style:font-name="Times New Roman" fo:font-size="11pt" officeooo:rsid="001a3616" officeooo:paragraph-rsid="002ee154" style:font-size-asian="11pt" style:font-size-complex="11pt"/>
    </style:style>
    <style:style style:name="P25" style:family="paragraph" style:parent-style-name="Table_20_Contents">
      <style:text-properties style:font-name="Times New Roman" fo:font-size="11pt" fo:font-weight="normal" officeooo:rsid="001e30b7" officeooo:paragraph-rsid="002ee154" style:font-size-asian="11pt" style:font-weight-asian="normal" style:font-size-complex="11pt" style:font-weight-complex="normal"/>
    </style:style>
    <style:style style:name="P26" style:family="paragraph" style:parent-style-name="Table_20_Contents">
      <style:text-properties style:font-name="Times New Roman" fo:font-size="11pt" fo:font-weight="bold" officeooo:rsid="001a3616" officeooo:paragraph-rsid="002ee154" style:font-size-asian="11pt" style:font-weight-asian="bold" style:font-size-complex="11pt" style:font-weight-complex="bold"/>
    </style:style>
    <style:style style:name="P27" style:family="paragraph" style:parent-style-name="Table_20_Contents">
      <style:paragraph-properties fo:text-align="center" style:justify-single-word="false"/>
      <style:text-properties fo:color="#000000" loext:opacity="100%" style:font-name="Times New Roman" fo:font-size="11pt" style:text-underline-style="solid" style:text-underline-width="auto" style:text-underline-color="font-color" officeooo:rsid="00293906" officeooo:paragraph-rsid="0033bf58" style:font-size-asian="11pt" style:font-size-complex="11pt"/>
    </style:style>
    <style:style style:name="P28" style:family="paragraph" style:parent-style-name="Table_20_Contents" style:list-style-name="L2">
      <style:paragraph-properties fo:text-align="start" style:justify-single-word="false"/>
      <style:text-properties fo:color="#000000" loext:opacity="100%" style:font-name="Times New Roman" fo:font-size="11pt" style:text-underline-style="none" officeooo:rsid="0033bf58" officeooo:paragraph-rsid="0033bf58" style:font-size-asian="11pt" style:font-size-complex="11pt"/>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officeooo:rsid="001a3616"/>
    </style:style>
    <style:style style:name="T3" style:family="text">
      <style:text-properties officeooo:rsid="002297fa"/>
    </style:style>
    <style:style style:name="T4" style:family="text">
      <style:text-properties fo:font-weight="bold" officeooo:rsid="001a3616" style:font-weight-asian="bold" style:font-weight-complex="bold"/>
    </style:style>
    <style:style style:name="T5" style:family="text">
      <style:text-properties fo:font-variant="normal" fo:text-transform="none" fo:color="#000000" loext:opacity="100%" fo:letter-spacing="normal" fo:font-style="normal" fo:font-weight="normal"/>
    </style:style>
    <style:style style:name="T6" style:family="text">
      <style:text-properties fo:color="#000000" loext:opacity="100%"/>
    </style:style>
    <style:style style:name="T7" style:family="text">
      <style:text-properties fo:color="#000000" loext:opacity="100%" officeooo:rsid="001a3616"/>
    </style:style>
    <style:style style:name="T8" style:family="text">
      <style:text-properties fo:font-weight="bold" style:font-weight-asian="bold" style:font-weight-complex="bold"/>
    </style:style>
    <style:style style:name="T9" style:family="text">
      <style:text-properties officeooo:rsid="001e30b7"/>
    </style:style>
    <style:style style:name="T10" style:family="text">
      <style:text-properties fo:font-weight="normal" officeooo:rsid="0023414f" style:font-weight-asian="normal" style:font-weight-complex="normal"/>
    </style:style>
    <style:style style:name="T11" style:family="text">
      <style:text-properties fo:font-weight="normal" officeooo:rsid="001e30b7" style:font-weight-asian="normal" style:font-weight-complex="normal"/>
    </style:style>
    <style:style style:name="T12" style:family="text">
      <style:text-properties style:font-name="Times New Roman" fo:font-size="11pt" fo:font-weight="bold" officeooo:rsid="001a3616" style:font-size-asian="11pt" style:font-weight-asian="bold" style:font-size-complex="11pt" style:font-weight-complex="bold"/>
    </style:style>
    <style:style style:name="T13" style:family="text">
      <style:text-properties style:font-name="Times New Roman" fo:font-size="11pt" officeooo:rsid="001a3616" style:font-size-asian="11pt" style:font-size-complex="11pt"/>
    </style:style>
    <style:style style:name="T14" style:family="text">
      <style:text-properties fo:font-variant="normal" fo:text-transform="none" fo:color="#000000" loext:opacity="100%" style:font-name="Times New Roman" fo:font-size="11pt" fo:letter-spacing="normal" fo:font-style="normal" fo:font-weight="normal" style:font-size-asian="11pt" style:font-size-complex="11pt"/>
    </style:style>
    <style:style style:name="T15" style:family="text">
      <style:text-properties fo:color="#000000" loext:opacity="100%" style:font-name="Times New Roman" fo:font-size="11pt" style:font-size-asian="11pt" style:font-size-complex="11pt"/>
    </style:style>
    <style:style style:name="T16" style:family="text">
      <style:text-properties fo:color="#000000" loext:opacity="100%" style:font-name="Times New Roman" fo:font-size="11pt" officeooo:rsid="001a3616" style:font-size-asian="11pt" style:font-size-complex="11pt"/>
    </style:style>
    <style:style style:name="T17" style:family="text">
      <style:text-properties fo:font-weight="normal" officeooo:rsid="00282948"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background-color="#ffff00" loext:char-shading-value="0"/>
    </style:style>
    <style:style style:name="T20" style:family="text">
      <style:text-properties fo:font-variant="normal" fo:text-transform="none" fo:letter-spacing="normal" fo:font-style="normal" fo:font-weight="normal"/>
    </style:style>
    <style:style style:name="T21" style:family="text">
      <style:text-properties officeooo:rsid="002ee154"/>
    </style:style>
    <style:style style:name="T22" style:family="text">
      <style:text-properties fo:font-weight="normal" officeooo:rsid="0030ad23" style:font-weight-asian="normal" style:font-weight-complex="normal"/>
    </style:style>
    <style:style style:name="T23"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lama SW</text:p>
      <text:p text:style-name="P2">Di seguito tutti i dettagli dei run significativi processati attraverso Ollama UI</text:p>
      <text:p text:style-name="P3"><text:span text:style-name="T1">AI MODEL:</text:span> q<text:span text:style-name="T2">wen3:</text:span><text:span text:style-name="T3">14</text:span><text:span text:style-name="T2">b</text:span></text:p>
      <text:p text:style-name="P4"><text:span text:style-name="T4">INPUT PROMPT:</text:span><text:span text:style-name="T2"> </text:span><text:span text:style-name="T5">SYSTEM ROLE: You are a precise Data Scraper. SEARCH INSTRUCTION: Scan the document pages until you find the section or table header "Azioni". Identify the columns labeled "Codice Isin" (or "ISIN", "Codice"), "Descrizione Titolo","Quantità". IGNORE all other columns (Quantità, Divisa, etc.). EXTRACTION PATTERN FOR ISIN: Look specifically for strings that look like ISIN codes: Format: 2 letters followed by alphanumeric characters (e.g., IT000..., US123..., LU...). Length: Exactly 12 characters. OUTPUT TASK: Extract all ISINs, Description and Quantity found in the "Azioni" table from "Rubrica 0" into a simple JSON list. STRICT CONSTRAINTS: NO analysis of the portfolio. NO "Let me look for..." text. NO extra text. Just the JSON. JSON FORMAT: JSON { ["IT000xxxxxxxxx","BAxxx","100,00"], ["...", "...","..."], ..., } EXECUTE NOW.</text:span><text:span text:style-name="T6"> </text:span><text:span text:style-name="T7"><text:s/></text:span></text:p>
      <text:p text:style-name="P5"/>
      <text:p text:style-name="P6"><text:span text:style-name="T8">CONTEXT LENGTH:</text:span> <text:span text:style-name="T9">32k</text:span></text:p>
      <text:p text:style-name="P6"/>
      <text:p text:style-name="P6"><text:span text:style-name="T8">THOUGHT TIME: </text:span><text:span text:style-name="T10">22.6</text:span><text:span text:style-name="T11"> secondi</text:span></text:p>
      <text:p text:style-name="P7"/>
      <text:p text:style-name="P8"><text:span text:style-name="T4">OUTPUT:</text:span><text:span text:style-name="T2"> </text:span><text:span text:style-name="T5">[["DE000BAY0017","BAYER","150,00"],["CH0012032048","ROCHE HLDG G","35,00"], ["DE0007037129","RWE","350,00"]]</text:span><text:span text:style-name="T6"> </text:span></text:p>
      <text:p text:style-name="P9"/>
      <text:p text:style-name="P9"><draw:line text:anchor-type="paragraph" draw:z-index="0" draw:name="Linea 1" draw:style-name="gr1" draw:text-style-name="P10" svg:x1="-0.011cm" svg:y1="0.113cm" svg:x2="17.208cm" svg:y2="0.092cm"><text:p/></draw:line></text:p>
      <text:p text:style-name="P11"><text:span text:style-name="T1">AI MODEL:</text:span> q<text:span text:style-name="T2">wen3:</text:span><text:span text:style-name="T3">14</text:span><text:span text:style-name="T2">b</text:span></text:p>
      <text:p text:style-name="P12"><text:span text:style-name="T12">INPUT PROMPT:</text:span><text:span text:style-name="T13"> </text:span><text:span text:style-name="T14">SYSTEM ROLE: You are a precise Data Scraper. SEARCH INSTRUCTION: Scan the document pages until you find sections or table headers like "Obbligazioni", "Azioni",ecc.. Identify the columns labeled "Codice Isin" (or "ISIN", "Codice"), "Descrizione Titolo","Quantità" from avery table haders. IGNORE all other columns (Quantità, Divisa, etc.). EXTRACTION PATTERN FOR ISIN: Look specifically for strings that look like ISIN codes: Format: 2 letters followed by alphanumeric characters (e.g., IT000..., US123..., LU...). Length: Exactly 12 characters. OUTPUT TASK: Extract all ISINs, Description and Quantity found in all the table headers from "Rubrica 0" into a simple JSON list,divided by table headers. STRICT CONSTRAINTS: NO analysis of the portfolio. NO "Let me look for..." text. NO extra text. Just the JSON. JSON FORMAT: { "Obbligazioni": [ { "ISIN": "IT000543210", "Descrizione": "BTP 2030", "Quantita": "10000", }, { "ISIN": "US123456789", "Descrizione": "T-BOND", "Quantita": "5000", } ], "Azioni": [ { "ISIN": "US0378331005", "Descrizione": "APPLE INC", "Quantita": "10", } ], "OICR": [ { "ISIN": "LU00000000", "Descrizione": "Fondo Alpha", "Quantita": "120.5", } ] }</text:span><text:span text:style-name="T15"> </text:span><text:span text:style-name="T16"><text:s/></text:span></text:p>
      <text:p text:style-name="P13"/>
      <text:p text:style-name="P14"><text:span text:style-name="T8">CONTEXT LENGTH:</text:span> <text:span text:style-name="T9">32k</text:span></text:p>
      <text:p text:style-name="P14"/>
      <text:p text:style-name="P14"><text:span text:style-name="T8">THOUGHT TIME: </text:span><text:span text:style-name="T17">19</text:span><text:span text:style-name="T10">.6</text:span><text:span text:style-name="T11"> secondi</text:span></text:p>
      <text:p text:style-name="P15"/>
      <text:p text:style-name="P12"><text:span text:style-name="T12">OUTPUT:</text:span><text:span text:style-name="T13"> </text:span><text:span text:style-name="T14">{ "Obbligazioni": [ { "ISIN": "BE6276040431", "Descrizione": "ABINBEV30EMTN-S 1.5%", "Quantita": "20.000,00" }, { "ISIN": "IT0005634792", "Descrizione": "BTP PIU'25-2-33 CUM", "Quantita": "20.000,00" }, { "ISIN": "IT0005594491", "Descrizione": "BTP V 30 3.35% STEP", "Quantita": "10.000,00" }, { "ISIN": "IT0005583478", "Descrizione": "BTP VALORE 30 SU CUM", "Quantita": "20.000,00" }, { "ISIN": "FR0013134897", "Descrizione": "CA SA 26 2.85%", "Quantita": "15.000,00" }, { "ISIN": "DE000CZ40LD5", "Descrizione": "CBK 26 S 865 MTN 4%", "Quantita": "20.000,00" }, { "ISIN": "XS2474865420", "Descrizione": "CGMH 25 -S FRN", "Quantita": "25.000,00" }, { "ISIN": "XS1382791975", "Descrizione": "DEUTSCHE28NTS-S 1.5%", "Quantita": "15.000,00" }, { "ISIN": "XS1854532949", "Descrizione": "FRES MED 25 BDS 1.5%", "Quantita": "15.000,00" }, { "ISIN": "XS1458408561", "Descrizione": "GS 26 F EMTN 1.625%", "Quantita": "20.000,00" }, { "ISIN": "XS2322254249", "Descrizione": "GS 33 EMTN 1%", "Quantita": "15.000,00" }, { "ISIN": "IT0005415291", "Descrizione": "ITALIA 30 BTP F EX", "Quantita": "20.000,00" }, { "ISIN": "IT0005442089", "Descrizione": "ITALIA 37 BTP F CUM", "Quantita": "20.000,00" }, { "ISIN": "DE000A3LH6T7", "Descrizione": "MERCEDES26 EMTN 3.5%", "Quantita": "15.000,00" }, { "ISIN": "FR0013334695", "Descrizione": "RCI 26 EMTN 1.625%", "Quantita": "20.000,00" }, { "ISIN": </text:span><text:soft-page-break/><text:span text:style-name="T14">"XS2887896574", "Descrizione": "MTU 31 NTS 3,875%", "Quantita": "15.000,00" }, { "ISIN": "FR0013334695", "Descrizione": "RCI 26 EMTN 1.625%", "Quantita": "20.000,00" }, { "ISIN": "XS2482887879", "Descrizione": "RWE EMTN 2.75%", "Quantita": "20.000,00" }, { "ISIN": "GB00BYZW3G56", "Descrizione": "UK TSY 26 1.5%", "Quantita": "15.000,00" }, { "ISIN": "US91282CEJ62", "Descrizione": "US TR NTS 27 0.125%", "Quantita": "15.000,00" }, { "ISIN": "US912828V988", "Descrizione": "US TR NTS 27 2.25%", "Quantita": "20.000,00" }, { "ISIN": "US91282CAV37", "Descrizione": "US TR NTS 30 0.875%", "Quantita": "60.000,00" }, { "ISIN": "XS2374594823", "Descrizione": "VOLKS 30 BDS 0.375%", "Quantita": "15.000,00" } ], "Azioni": [ { "ISIN": "DE000BAY0017", "Descrizione": "BAYER", "Quantita": "150,00" }, { "ISIN": "CH0012032048", "Descrizione": "ROCHE HLDG G", "Quantita": "35,00" }, { "ISIN": "DE0007037129", "Descrizione": "RWE", "Quantita": "350,00" } ], "OICR": [ { "ISIN": "IE00B58HMN42", "Descrizione": "UBSETF CMCICOMHEURA", "Quantita": "320,00" }, { "ISIN": "LU1215461325", "Descrizione": "UBSL BMUSLCS AHC", "Quantita": "1.500,00" }, { "ISIN": "JE00B1VS3770", "Descrizione": "WISDOMTREE GOLD", "Quantita": "200,00" }, { "ISIN": "IE00BGV5VN51", "Descrizione": "XTR ART USD-1C-ACC", "Quantita": "120,00" }, { "ISIN": "LU1694789451", "Descrizione": "DNCA Invest Alpha Bonds A/A (EUR)", "Quantita": "280,5866" }, { "ISIN": "LU0622306651", "Descrizione": "Goldman Sachs EM Corporate Bond Portfolio Other Currency (Acc.) (EUR-Hdg)", "Quantita": "0,00" }, { "ISIN": "LU0432616737", "Descrizione": "Invesco Balanced-Risk Allocation A Acc EUR", "Quantita": "785,92" }, { "ISIN": "LU0572952280", "Descrizione": "Janus Henderson Horizon Global Technology �Leaders A2 EUR", "Quantita": "171,831" }, { "ISIN": "LU1255011097", "Descrizione": "JPM China A-Share Opportunities A (acc) EUR", "Quantita": "1.503,758" }, { "ISIN": "LU0694238501", "Descrizione": "Morgan Stanley IF Global Balanced Risk Control �FoF A", "Quantita": "400,00" }, { "ISIN": "IE00B65YMK29", "Descrizione": "Muzinich Enhancedyield Short-Term R Acc EUR", "Quantita": "335,088" }, { "ISIN": "LU0650149049", "Descrizione": "Pictet Security HR EUR", "Quantita": "70,481" }, { "ISIN": "LU2402148576", "Descrizione": "UBS (Lux) Equity Fund - Sustainable Health �Transformation (USD) (EUR hdg) P-acc", "Quantita": "196,764" }, { "ISIN": "LU2211537746", "Descrizione": "UBS (Lux) Equity SICAV Active Climate Aware �(USD) (EUR hedged) P-acc", "Quantita": "111,672" }, { "ISIN": "LU0218910536", "Descrizione": "Vontobel Fund Global Equity B", "Quantita": "347,119" } ] }</text:span><text:span text:style-name="T15"> <text:s/></text:span></text:p>
      <text:p text:style-name="P16"/>
      <text:p text:style-name="P17"><text:span text:style-name="T18">OSSERVAZIONI</text:span>:</text:p>
      <text:list text:style-name="L1">
        <text:list-item>
          <text:p text:style-name="P18">Il modello, durante il ragionamento, ha evitato di analizzare la tabella “ETF,ETC e ETF” perché non inclusa nell’esempio del prompt → <text:span text:style-name="T19">rivalutare modalità di esempio</text:span>.</text:p>
        </text:list-item>
        <text:list-item>
          <text:p text:style-name="P18">Nel generare l’output il modello non riconosce il carette di new line, producendo quindi un carettere sconosciuto (<text:span text:style-name="T20">�).</text:span> </text:p>
        </text:list-item>
      </text:list>
      <text:p text:style-name="P19"/>
      <text:p text:style-name="P19"><draw:line text:anchor-type="paragraph" draw:z-index="1" draw:name="Linea 2" draw:style-name="gr2" draw:text-style-name="P10" svg:x1="0.034cm" svg:y1="0.385cm" svg:x2="17.673cm" svg:y2="0.406cm"><text:p/></draw:line></text:p>
      <text:p text:style-name="P19"/>
      <text:p text:style-name="P20">AGNO AGENT</text:p>
      <text:p text:style-name="P20"/>
      <text:p text:style-name="P21"><text:span text:style-name="T1">AI MODEL:</text:span> <text:span text:style-name="T21">gpt-oss:20b</text:span></text:p>
      <text:p text:style-name="P22"><text:span text:style-name="T12">INPUT PROMPT:</text:span><text:span text:style-name="T13"> </text:span><text:span text:style-name="T14">SYSTEM ROLE: You are a precise Data Scraper. SEARCH INSTRUCTION: Scan the document pages until you find sections or table headers like "Obbligazioni", "Azioni",ecc.. Identify the columns labeled "Codice Isin" (or "ISIN", "Codice"), "Descrizione Titolo","Quantità" from avery table haders. IGNORE all other columns (Quantità, Divisa, etc.). EXTRACTION PATTERN FOR ISIN: Look specifically for strings that look like ISIN codes: Format: 2 letters followed by alphanumeric characters (e.g., IT000..., US123..., LU...). Length: Exactly 12 characters. OUTPUT TASK: Extract all ISINs, Description and Quantity found in all the table headers from "Rubrica 0" into a simple JSON list,divided by table headers. STRICT CONSTRAINTS: NO analysis of the portfolio. NO "Let me look for..." text. NO extra text. Just the JSON. JSON FORMAT: { "Obbligazioni": [ { "ISIN": "IT000543210", "Descrizione": "BTP 2030", "Quantita": "10000", }, { "ISIN": "US123456789", "Descrizione": "T-BOND", "Quantita": "5000", } ], "Azioni": [ { "ISIN": "US0378331005", "Descrizione": "APPLE INC", "Quantita": "10", } ], "OICR": [ { "ISIN": "LU00000000", "Descrizione": "Fondo Alpha", "Quantita": "120.5", } ] }</text:span><text:span text:style-name="T15"> </text:span><text:span text:style-name="T16"><text:s/></text:span></text:p>
      <text:p text:style-name="P23"/>
      <text:p text:style-name="P24"><text:span text:style-name="T8">CONTEXT LENGTH:</text:span> <text:span text:style-name="T21">128</text:span><text:span text:style-name="T9">k</text:span></text:p>
      <text:p text:style-name="P24"/>
      <text:p text:style-name="P24"><text:span text:style-name="T8">THOUGHT TIME: </text:span><text:span text:style-name="T22">47.1</text:span><text:span text:style-name="T11"> secondi </text:span><text:span text:style-name="T22">(input + output)</text:span></text:p>
      <text:p text:style-name="P25"><text:soft-page-break/></text:p>
      <text:p text:style-name="P26">OUTPUT: <text:span text:style-name="T23">{ "Obbligazioni": [ {"ISIN": "BE6276040431", "Descrizione": "ABINBEV30EMTN-S 1.5%", "Quantita": "20000"}, {"ISIN": "IT0005634792", "Descrizione": "BTP PIU'25-2-33 CUM", "Quantita": "20000"}, {"ISIN":</text:span><text:span text:style-name="T23"> "IT0005594491", "Descrizione": "BTP V 30 3.35% STEP", "Quantita": "10000"}, {"ISIN": "IT0005583478", "Descrizione": "BTP VALORE 30 SU CUM", "Quantita": "20000"}, {"ISIN": "FR0013134897", "Descrizione": "CA SA 26 <text:s text:c="2"/>2.85%", "Quantita": "15000"}, {"ISIN": "DE000CZ40LD5", "Descrizione": "CBK 26 S 865 MTN 4%", "Quantita": "20000"}, {"ISIN": "XS2474865420", "Descrizione": "CGMH 25 -S FRN", "Quantita": "25000"}, {"ISIN": "XS1382791975", "Descrizione": "DEUTSCHE28NTS-S 1.5%", "Quantita": "15000"}, {"ISIN": "XS1854532949", "Descrizione": "FRES MED 25 BDS 1.5%", "Quantita": "15000"}, {"ISIN": "XS1458408561", "Descrizione": "GS 26 F <text:s/>EMTN 1.625%", "Quantita": "20000"}, {"ISIN": "XS2322254249", "Descrizione": "GS 33 EMTN 1%", "Quantita": "15000"}, {"ISIN": "IT0005415291", "Descrizione": "ITALIA 30 BTP F EX", "Quantita": "20000"}, {"ISIN": "IT0005442089", "Descrizione": "ITALIA 37 BTP F CUM", "Quantita": "20000"}, {"ISIN": "DE000A3LH6T7", "Descrizione": "MERCEDES26 EMTN 3.5%", "Quantita": "15000"}, {"ISIN": "XS2887896574", "Descrizione": "MTU 31 NTS 3.875%", "Quantita": "15000"}, {"ISIN": "FR0013334695", "Descrizione": "RCI 26 EMTN 1.625%", "Quantita": "20000"}, {"ISIN": "XS2482887879", "Descrizione": "RWE EMTN 2.75%", "Quantita": "20000"}, {"ISIN": "GB00BYZW3G56", "Descrizione": "UK TSY 26 1.5%", "Quantita": "15000"}, {"ISIN": "US91282CEJ62","Descrizione": "US TR NTS 27 0.125%", "Quantita": "15000"}, {"ISIN": "US912828V988", "Descrizione": "US TR NTS 27 <text:s/>2.25%", "Quantita": "20000"}, {"ISIN": "US91282CAV37", "Descrizione": "US TR NTS 30 0.875%", "Quantita": "60000"}, {"ISIN": "XS2374594823", "Descrizione": "VOLKS 30 BDS 0.375%", "Quantita": "15000"} ], "Azioni": [{"ISIN": "DE000BAY0017", "Descrizione": "BAYER", "Quantita": "150"}, {"ISIN": "CH0012032048", "Descrizione": "ROCHE HLDG G", "Quantita": "35"}, {"ISIN": "DE0007037129", "Descrizione": "RWE", "Quantita": "350"}, <text:s/>{"ISIN": "US949746RW34", "Descrizione": "WF 26 NTS 3%", "Quantita": "20000"} ], "OICR": [ {"ISIN": "LU1694789451", "Descrizione": "DNCA Invest Alpha Bonds A/A (EUR)", "Quantita": "280586.6"}, {"ISIN": <text:s text:c="2"/>"LU0622306651", "Descrizione": "Goldman Sachs EM Corporate Bond Portfolio Other Currency (Acc.) (EUR-Hdg)", "Quantita": "0.001"}, {"ISIN": "LU0432616737", "Descrizione": "Invesco Balanced-Risk Allocation A Acc EUR", "Quantita": "785.92"}, {"ISIN": "LU0572952280", "Descrizione": "Janus Henderson Horizon Global Technology Leaders A2 EUR", "Quantita": "171.831"}, {"ISIN": "LU1255011097", "Descrizione": "JPM China A-Share Opportunities A (acc) EUR", "Quantita": "1503.758"}, {"ISIN": "LU0890597635", "Descrizione": "JPM Global Bond Opportunities A (acc) EUR (Hdg)", "Quantita": "583.028"}, {"ISIN": "LU0694238501", "Descrizione": <text:s/>"Morgan Stanley IF Global Balanced Risk Control FoF A", "Quantita": "400"}, {"ISIN": "LU0335216932", "Descrizione": "Morgan Stanley IF Global Brands AH", "Quantita": "96.416"}, {"ISIN": "IE00B65YMK29", </text:span><text:span text:style-name="T23">"Descrizione": "Muzinich Enhancedyield Short-Term R Acc EUR", "Quantita": "335.088"}, {"ISIN": "LU0650149049", "Descrizione": "Pictet Security HR EUR", "Quantita": "70.481"} ] } </text:span><text:s text:c="4"/></text:p>
      <text:p text:style-name="P26"/>
      <text:p text:style-name="P27">OSSERVAZIONI:</text:p>
      <text:list text:style-name="L2">
        <text:list-item>
          <text:p text:style-name="P28">Alcuni titoli sono mancanti, altri duplicati.</text:p>
        </text:list-item>
        <text:list-item>
          <text:p text:style-name="P28">Qualche problema sulla lettura dei valori.</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1:14:51.315549300</meta:creation-date>
    <dc:date>2025-11-20T10:30:13.502191900</dc:date>
    <meta:editing-duration>PT1H21M42S</meta:editing-duration>
    <meta:editing-cycles>21</meta:editing-cycles>
    <meta:generator>LibreOffice/25.8.2.2$Windows_X86_64 LibreOffice_project/d401f2107ccab8f924a8e2df40f573aab7605b6f</meta:generator>
    <meta:document-statistic meta:table-count="0" meta:image-count="0" meta:object-count="0" meta:page-count="3" meta:paragraph-count="24" meta:word-count="1428" meta:character-count="11384" meta:non-whitespace-character-count="9961"/>
  </office:meta>
</office:document-meta>
</file>